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Mono" svg:font-family="'Noto Sans Mono'"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3.999cm"/>
    </style:style>
    <style:style style:name="Table1.B" style:family="table-column">
      <style:table-column-properties style:column-width="10.001cm"/>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8.5cm" fo:margin-top="0cm" fo:margin-bottom="0.25cm" table:align="center" style:may-break-between-rows="false"/>
    </style:style>
    <style:style style:name="Table2.A" style:family="table-column">
      <style:table-column-properties style:column-width="1.998cm"/>
    </style:style>
    <style:style style:name="Table2.B" style:family="table-column">
      <style:table-column-properties style:column-width="3.251cm"/>
    </style:style>
    <style:style style:name="Table2.1" style:family="table-row">
      <style:table-row-properties fo:keep-together="always"/>
    </style:style>
    <style:style style:name="Table2.A1" style:family="table-cell">
      <style:table-cell-properties fo:padding="0.049cm" fo:border-left="0.05pt solid #000000" fo:border-right="none" fo:border-top="0.05pt solid #000000" fo:border-bottom="0.05pt solid #000000" style:writing-mode="page"/>
    </style:style>
    <style:style style:name="Table2.C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C2" style:family="table-cell">
      <style:table-cell-properties fo:padding="0.049cm" fo:border-left="0.05pt solid #000000" fo:border-right="0.05pt solid #000000" fo:border-top="none" fo:border-bottom="0.05pt solid #000000" style:writing-mode="page"/>
    </style:style>
    <style:style style:name="P1" style:family="paragraph" style:parent-style-name="Contents_20_3">
      <style:paragraph-properties>
        <style:tab-stops>
          <style:tab-stop style:position="16cm" style:type="right" style:leader-style="dotted" style:leader-text="."/>
        </style:tab-stops>
      </style:paragraph-properties>
    </style:style>
    <style:style style:name="P2" style:family="paragraph" style:parent-style-name="Text_20_body">
      <style:text-properties officeooo:paragraph-rsid="0008c2b3"/>
    </style:style>
    <style:style style:name="P3" style:family="paragraph" style:parent-style-name="Table_20_Contents">
      <style:text-properties officeooo:rsid="0006f42c" officeooo:paragraph-rsid="0006f42c"/>
    </style:style>
    <style:style style:name="P4" style:family="paragraph" style:parent-style-name="Table_20_Contents">
      <style:text-properties fo:font-weight="bold" officeooo:rsid="0006f42c" officeooo:paragraph-rsid="0006f42c" style:font-weight-asian="bold" style:font-weight-complex="bold"/>
    </style:style>
    <style:style style:name="P5" style:family="paragraph" style:parent-style-name="Table_20_Contents">
      <style:text-properties fo:font-weight="bold" officeooo:rsid="00099cc4" officeooo:paragraph-rsid="00099cc4"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officeooo:rsid="0008c2b3" officeooo:paragraph-rsid="0008c2b3"/>
    </style:style>
    <style:style style:name="P8" style:family="paragraph" style:parent-style-name="Text_20_body">
      <style:text-properties officeooo:rsid="0008c2b3" officeooo:paragraph-rsid="0008c2b3"/>
    </style:style>
    <style:style style:name="P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08c2b3" officeooo:paragraph-rsid="0008c2b3"/>
    </style:style>
    <style:style style:name="P1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08c2b3" officeooo:paragraph-rsid="0008c2b3"/>
    </style:style>
    <style:style style:name="P11" style:family="paragraph" style:parent-style-name="Text_20_body">
      <style:paragraph-properties fo:margin-left="1.251cm" fo:margin-right="0cm" fo:text-indent="0cm" style:auto-text-indent="false"/>
      <style:text-properties officeooo:rsid="0008c2b3" officeooo:paragraph-rsid="0008c2b3"/>
    </style:style>
    <style:style style:name="P12" style:family="paragraph" style:parent-style-name="Text_20_body" style:master-page-name="">
      <loext:graphic-properties draw:fill-hatch-name="hatch"/>
      <style:paragraph-properties style:page-number="auto" fo:keep-with-next="always"/>
      <style:text-properties officeooo:rsid="0008c2b3" officeooo:paragraph-rsid="0008c2b3"/>
    </style:style>
    <style:style style:name="P13" style:family="paragraph" style:parent-style-name="Text_20_body" style:master-page-name="">
      <loext:graphic-properties draw:fill-hatch-name="hatch"/>
      <style:paragraph-properties style:page-number="auto" fo:keep-with-next="auto"/>
      <style:text-properties officeooo:rsid="0008c2b3" officeooo:paragraph-rsid="0008c2b3"/>
    </style:style>
    <style:style style:name="P14" style:family="paragraph" style:parent-style-name="Text_20_body">
      <style:text-properties officeooo:rsid="0008c2b3" officeooo:paragraph-rsid="000b58ea"/>
    </style:style>
    <style:style style:name="P15" style:family="paragraph" style:parent-style-name="Text_20_body">
      <style:text-properties style:font-name="Noto Sans Mono" fo:font-size="10pt" officeooo:rsid="0008c2b3" officeooo:paragraph-rsid="0008c2b3" style:font-size-asian="10pt" style:font-size-complex="10pt"/>
    </style:style>
    <style:style style:name="P16" style:family="paragraph" style:parent-style-name="Text_20_body" style:master-page-name="">
      <loext:graphic-properties draw:fill-gradient-name="gradient" draw:fill-hatch-name="hatch"/>
      <style:paragraph-properties style:page-number="auto" fo:keep-with-next="always"/>
    </style:style>
    <style:style style:name="P17" style:family="paragraph" style:parent-style-name="Table_20_Contents">
      <style:text-properties officeooo:rsid="00099cc4" officeooo:paragraph-rsid="00099cc4"/>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_20_3">
      <style:text-properties officeooo:paragraph-rsid="0008c2b3"/>
    </style:style>
    <style:style style:name="P20" style:family="paragraph" style:parent-style-name="Heading_20_3">
      <style:text-properties officeooo:paragraph-rsid="000b58ea"/>
    </style:style>
    <style:style style:name="P21" style:family="paragraph" style:parent-style-name="Table_20_Contents">
      <style:text-properties officeooo:paragraph-rsid="00103cfe"/>
    </style:style>
    <style:style style:name="P22" style:family="paragraph" style:parent-style-name="Text_20_body" style:list-style-name="L1"/>
    <style:style style:name="P23" style:family="paragraph" style:parent-style-name="Text_20_body" style:list-style-name="L1" style:master-page-name="">
      <loext:graphic-properties draw:fill-gradient-name="gradient" draw:fill-hatch-name="hatch"/>
      <style:paragraph-properties fo:margin-top="0cm" fo:margin-bottom="0.25cm" style:contextual-spacing="true" style:page-number="auto"/>
    </style:style>
    <style:style style:name="P24" style:family="paragraph" style:parent-style-name="Text_20_body" style:list-style-name="L1">
      <loext:graphic-properties draw:fill-gradient-name="gradient" draw:fill-hatch-name="hatch"/>
      <style:paragraph-properties fo:margin-top="0cm" fo:margin-bottom="0.25cm" style:contextual-spacing="true"/>
    </style:style>
    <style:style style:name="T1" style:family="text">
      <style:text-properties officeooo:rsid="0006f42c"/>
    </style:style>
    <style:style style:name="T2" style:family="text">
      <style:text-properties style:font-name="Noto Sans Mono" fo:font-size="10pt" fo:font-weight="bold" style:font-size-asian="10pt" style:font-weight-asian="bold" style:font-size-complex="10pt" style:font-weight-complex="bold"/>
    </style:style>
    <style:style style:name="T3" style:family="text">
      <style:text-properties officeooo:rsid="0008c2b3"/>
    </style:style>
    <style:style style:name="T4" style:family="text">
      <style:text-properties fo:font-size="10pt" officeooo:rsid="000eeb1a" style:font-size-asian="10pt" style:font-size-complex="10pt"/>
    </style:style>
    <style:style style:name="T5" style:family="text">
      <style:text-properties officeooo:rsid="000b58ea"/>
    </style:style>
    <style:style style:name="T6" style:family="text">
      <style:text-properties officeooo:rsid="000d3d09"/>
    </style:style>
    <style:style style:name="T7" style:family="text">
      <style:text-properties officeooo:rsid="00103cf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STC MCU FAQ</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32_637429313" text:style-name="Index_20_Link" text:visited-style-name="Index_20_Link">License<text:tab/>1</text:a></text:p>
          <text:p text:style-name="P18"><text:a xlink:type="simple" xlink:href="#__RefHeading___Toc116_637429313" text:style-name="Index_20_Link" text:visited-style-name="Index_20_Link">Why should I use STC's MCU?<text:tab/>1</text:a></text:p>
          <text:p text:style-name="P18"><text:a xlink:type="simple" xlink:href="#__RefHeading___Toc118_637429313" text:style-name="Index_20_Link" text:visited-style-name="Index_20_Link">Which programmer should I buy?<text:tab/>1</text:a></text:p>
          <text:p text:style-name="P18"><text:a xlink:type="simple" xlink:href="#__RefHeading___Toc122_637429313" text:style-name="Index_20_Link" text:visited-style-name="Index_20_Link">Which toolchain should I use?<text:tab/>1</text:a></text:p>
          <text:p text:style-name="P18"><text:a xlink:type="simple" xlink:href="#__RefHeading___Toc120_637429313" text:style-name="Index_20_Link" text:visited-style-name="Index_20_Link">Which STC MCU should I use?<text:tab/>2</text:a></text:p>
          <text:p text:style-name="P18"><text:a xlink:type="simple" xlink:href="#__RefHeading___Toc301_3133750515" text:style-name="Index_20_Link" text:visited-style-name="Index_20_Link">Differences between the STC8H8K64U and STC8A8K64D4?<text:tab/>2</text:a></text:p>
          <text:p text:style-name="P18"><text:a xlink:type="simple" xlink:href="#__RefHeading___Toc126_637429313" text:style-name="Index_20_Link" text:visited-style-name="Index_20_Link">Where can I find documentation?<text:tab/>2</text:a></text:p>
          <text:p text:style-name="P18"><text:a xlink:type="simple" xlink:href="#__RefHeading___Toc124_637429313" text:style-name="Index_20_Link" text:visited-style-name="Index_20_Link">Where can I find code examples?<text:tab/>3</text:a></text:p>
          <text:p text:style-name="P18"><text:a xlink:type="simple" xlink:href="#__RefHeading___Toc128_637429313" text:style-name="Index_20_Link" text:visited-style-name="Index_20_Link">Where can I buy STC MCU?<text:tab/>3</text:a></text:p>
          <text:p text:style-name="P18"><text:a xlink:type="simple" xlink:href="#__RefHeading___Toc130_637429313" text:style-name="Index_20_Link" text:visited-style-name="Index_20_Link">Why don't you cover STC32 MCU?<text:tab/>3</text:a></text:p>
        </text:index-body>
      </text:table-of-content>
      <text:h text:style-name="P19" text:outline-level="3"><text:bookmark-start text:name="__RefHeading___Toc132_637429313"/>License<text:bookmark-end text:name="__RefHeading___Toc132_637429313"/></text:h>
      <text:p text:style-name="P8">This document is (c) 2023 Vincent DEFERT and is licensed under the Creative Commons Attribution 4.0 International License.</text:p>
      <text:p text:style-name="P8">Information about the license can be found at: <text:a xlink:type="simple" xlink:href="http://creativecommons.org/licenses/by/4.0/" text:style-name="Internet_20_link" text:visited-style-name="Visited_20_Internet_20_Link">http://creativecommons.org/licenses/by/4.0/</text:a></text:p>
      <text:h text:style-name="P19" text:outline-level="3"><text:bookmark-start text:name="__RefHeading___Toc116_637429313"/>Why should I use STC's MCU?<text:bookmark-end text:name="__RefHeading___Toc116_637429313"/></text:h>
      <text:p text:style-name="Text_20_body">Provided you compare apples to apples, i.e. STC's MCU to other MCS-51 MCU:</text:p>
      <text:list text:style-name="L1">
        <text:list-item>
          <text:p text:style-name="P23">They are cheap.</text:p>
        </text:list-item>
        <text:list-item>
          <text:p text:style-name="P24">They have easy to use peripherals.</text:p>
        </text:list-item>
        <text:list-item>
          <text:p text:style-name="P24">They are well documented.</text:p>
        </text:list-item>
        <text:list-item>
          <text:p text:style-name="P24">They can be used with open source tools.</text:p>
        </text:list-item>
        <text:list-item>
          <text:p text:style-name="P22">They don't require a proprietary programmer.</text:p>
        </text:list-item>
      </text:list>
      <text:p text:style-name="Text_20_body">While these characteristics are certainly not unique, their combination constitutes a kind of least resistance path in the MCS-51 world.</text:p>
      <text:h text:style-name="Heading_20_3" text:outline-level="3"><text:bookmark-start text:name="__RefHeading___Toc118_637429313"/>Which programmer should I buy?<text:bookmark-end text:name="__RefHeading___Toc118_637429313"/></text:h>
      <text:p text:style-name="Text_20_body">An USB-to-TTL adapter is enough to flash an STC MCU. However, as the flashing procedure involves power cycling the MCU, you may want to buy an "STC Auto Programmer" from AliExpress for a couple of dollars/euros to make it even easier. Please read the <text:span text:style-name="T2">Using_an_STC_Auto_Programmer_with_STCGAL.pdf</text:span> document in this repository for more information and purchase links.</text:p>
      <text:h text:style-name="P19" text:outline-level="3"><text:bookmark-start text:name="__RefHeading___Toc122_637429313"/>Which toolchain should I use?<text:bookmark-end text:name="__RefHeading___Toc122_637429313"/></text:h>
      <text:p text:style-name="P2">SDCC includes a C compiler, an assembler and a linker. Other than this, you'll just need STCGAL <text:span text:style-name="T3">(</text:span><text:a xlink:type="simple" xlink:href="https://github.com/grigorig/stcgal" text:style-name="Internet_20_link" text:visited-style-name="Visited_20_Internet_20_Link"><text:span text:style-name="T3">https://github.com/grigorig/stcgal</text:span></text:a><text:span text:style-name="T3">) </text:span>to <text:span text:style-name="T3">flash</text:span> your MCU.</text:p>
      <text:h text:style-name="P19" text:outline-level="3"><text:bookmark-start text:name="__RefHeading___Toc120_637429313"/><text:soft-page-break/>Which STC MCU should I use?<text:bookmark-end text:name="__RefHeading___Toc120_637429313"/></text:h>
      <text:p text:style-name="P16"><text:span text:style-name="T1">As always, it depends. T</text:span>he following table summarises a few common selection criteria:</text:p>
      <table:table table:name="Table1" table:style-name="Table1">
        <table:table-column table:style-name="Table1.A"/>
        <table:table-column table:style-name="Table1.B"/>
        <table:table-row table:style-name="Table1.1">
          <table:table-cell table:style-name="Table1.A1" office:value-type="string">
            <text:p text:style-name="P4">If you need...</text:p>
          </table:table-cell>
          <table:table-cell table:style-name="Table1.B1" office:value-type="string">
            <text:p text:style-name="P4">Use an...</text:p>
          </table:table-cell>
        </table:table-row>
        <table:table-row table:style-name="Table1.1">
          <table:table-cell table:style-name="Table1.A2" office:value-type="string">
            <text:p text:style-name="Table_20_Contents">a USB peripheral</text:p>
          </table:table-cell>
          <table:table-cell table:style-name="Table1.B2" office:value-type="string">
            <text:p text:style-name="Table_20_Contents">STC8H8K64U</text:p>
          </table:table-cell>
        </table:table-row>
        <table:table-row table:style-name="Table1.1">
          <table:table-cell table:style-name="Table1.A2" office:value-type="string">
            <text:p text:style-name="Table_20_Contents">DMA support</text:p>
          </table:table-cell>
          <table:table-cell table:style-name="Table1.B2" office:value-type="string">
            <text:p text:style-name="Table_20_Contents">STC8A8K64D4, STC8H8K64U, STC8H4, STC8H1K17T</text:p>
          </table:table-cell>
        </table:table-row>
        <table:table-row table:style-name="Table1.1">
          <table:table-cell table:style-name="Table1.A2" office:value-type="string">
            <text:p text:style-name="Table_20_Contents">4 UART</text:p>
          </table:table-cell>
          <table:table-cell table:style-name="Table1.B2" office:value-type="string">
            <text:p text:style-name="Table_20_Contents">STC8A8K64D4, STC8H8K64U, STC8H4, STC8H3K64S4</text:p>
          </table:table-cell>
        </table:table-row>
        <table:table-row table:style-name="Table1.1">
          <table:table-cell table:style-name="Table1.A2" office:value-type="string">
            <text:p text:style-name="Table_20_Contents">a lot of RAM</text:p>
          </table:table-cell>
          <table:table-cell table:style-name="Table1.B2" office:value-type="string">
            <text:p text:style-name="Table_20_Contents">STC8A8K64D4, STC8H8K64U</text:p>
          </table:table-cell>
        </table:table-row>
        <table:table-row table:style-name="Table1.1">
          <table:table-cell table:style-name="Table1.A2" office:value-type="string">
            <text:p text:style-name="Table_20_Contents">a fast MCU</text:p>
          </table:table-cell>
          <table:table-cell table:style-name="Table1.B2" office:value-type="string">
            <text:p text:style-name="Table_20_Contents">STC8A8K64D4, STC8H8K64U, STC8H4, STC8H3</text:p>
          </table:table-cell>
        </table:table-row>
        <table:table-row table:style-name="Table1.1">
          <table:table-cell table:style-name="Table1.A2" office:value-type="string">
            <text:p text:style-name="Table_20_Contents">an 8-pin package</text:p>
          </table:table-cell>
          <table:table-cell table:style-name="Table1.B2" office:value-type="string">
            <text:p text:style-name="Table_20_Contents">STC8G1K17A-36I-SOP8</text:p>
          </table:table-cell>
        </table:table-row>
        <table:table-row table:style-name="Table1.1">
          <table:table-cell table:style-name="Table1.A2" office:value-type="string">
            <text:p text:style-name="Table_20_Contents">a DIP package</text:p>
          </table:table-cell>
          <table:table-cell table:style-name="Table1.B2" office:value-type="string">
            <text:p text:style-name="P21">STC8G1K17A-36I-DIP8, STC8G1K17-38I-DIP16, STC8G1K17-38I-DIP20, STC8H8K64U-45I-<text:span text:style-name="T7">SK</text:span>DIP<text:span text:style-name="T7">28</text:span>, STC8H8K64U-45I-PDIP40</text:p>
          </table:table-cell>
        </table:table-row>
        <table:table-row table:style-name="Table1.1">
          <table:table-cell table:style-name="Table1.A2" office:value-type="string">
            <text:p text:style-name="P3">a feature-rich PWM</text:p>
          </table:table-cell>
          <table:table-cell table:style-name="Table1.B2" office:value-type="string">
            <text:p text:style-name="P3">STC8H</text:p>
          </table:table-cell>
        </table:table-row>
        <table:table-row table:style-name="Table1.1">
          <table:table-cell table:style-name="Table1.A2" office:value-type="string">
            <text:p text:style-name="Table_20_Contents">an easy-to-use PWM</text:p>
          </table:table-cell>
          <table:table-cell table:style-name="Table1.B2" office:value-type="string">
            <text:p text:style-name="Table_20_Contents">STC8A8K64D4, STC8G1K17, STC8G1K17A</text:p>
          </table:table-cell>
        </table:table-row>
        <table:table-row table:style-name="Table1.1">
          <table:table-cell table:style-name="Table1.A2" office:value-type="string">
            <text:p text:style-name="P7">a cheap MCU</text:p>
          </table:table-cell>
          <table:table-cell table:style-name="Table1.B2" office:value-type="string">
            <text:p text:style-name="P7">All STC8 MCU are cheaper than older series.</text:p>
          </table:table-cell>
        </table:table-row>
      </table:table>
      <text:p text:style-name="P8">In case that matters to you, note the STC8H series are where STC puts most of their efforts.</text:p>
      <text:h text:style-name="Heading_20_3" text:outline-level="3"><text:bookmark-start text:name="__RefHeading___Toc301_3133750515"/><text:span text:style-name="T6">D</text:span>ifferences between the STC8H8K64U and STC8A8K64D4?<text:bookmark-end text:name="__RefHeading___Toc301_3133750515"/></text:h>
      <table:table table:name="Table2" table:style-name="Table2">
        <table:table-column table:style-name="Table2.A"/>
        <table:table-column table:style-name="Table2.B" table:number-columns-repeated="2"/>
        <table:table-row table:style-name="Table2.1">
          <table:table-cell table:style-name="Table2.A1" office:value-type="string">
            <text:p text:style-name="P5">Features</text:p>
          </table:table-cell>
          <table:table-cell table:style-name="Table2.A1" office:value-type="string">
            <text:p text:style-name="P6">STC8H8K64U</text:p>
          </table:table-cell>
          <table:table-cell table:style-name="Table2.C1" office:value-type="string">
            <text:p text:style-name="P6">STC8A8K64D4</text:p>
          </table:table-cell>
        </table:table-row>
        <table:table-row table:style-name="Table2.1">
          <table:table-cell table:style-name="Table2.A2" office:value-type="string">
            <text:p text:style-name="P17">PCA</text:p>
          </table:table-cell>
          <table:table-cell table:style-name="Table2.A2" office:value-type="string">
            <text:p text:style-name="P17">No</text:p>
          </table:table-cell>
          <table:table-cell table:style-name="Table2.C2" office:value-type="string">
            <text:p text:style-name="P17">Yes</text:p>
          </table:table-cell>
        </table:table-row>
        <table:table-row table:style-name="Table2.1">
          <table:table-cell table:style-name="Table2.A2" office:value-type="string">
            <text:p text:style-name="P17">PWM</text:p>
          </table:table-cell>
          <table:table-cell table:style-name="Table2.A2" office:value-type="string">
            <text:p text:style-name="Table_20_Contents">Advanced 16-bit</text:p>
          </table:table-cell>
          <table:table-cell table:style-name="Table2.C2" office:value-type="string">
            <text:p text:style-name="Table_20_Contents">Enhanced 15-bit</text:p>
          </table:table-cell>
        </table:table-row>
        <table:table-row table:style-name="Table2.1">
          <table:table-cell table:style-name="Table2.A2" office:value-type="string">
            <text:p text:style-name="P17">USB</text:p>
          </table:table-cell>
          <table:table-cell table:style-name="Table2.A2" office:value-type="string">
            <text:p text:style-name="P17">Yes</text:p>
          </table:table-cell>
          <table:table-cell table:style-name="Table2.C2" office:value-type="string">
            <text:p text:style-name="P17">No</text:p>
          </table:table-cell>
        </table:table-row>
        <table:table-row table:style-name="Table2.1">
          <table:table-cell table:style-name="Table2.A2" office:value-type="string">
            <text:p text:style-name="P17">RTC</text:p>
          </table:table-cell>
          <table:table-cell table:style-name="Table2.A2" office:value-type="string">
            <text:p text:style-name="P17">Yes</text:p>
          </table:table-cell>
          <table:table-cell table:style-name="Table2.C2" office:value-type="string">
            <text:p text:style-name="P17">No</text:p>
          </table:table-cell>
        </table:table-row>
      </table:table>
      <text:h text:style-name="Heading_20_3" text:outline-level="3"><text:bookmark-start text:name="__RefHeading___Toc126_637429313"/>Where can I find documentation?<text:bookmark-end text:name="__RefHeading___Toc126_637429313"/></text:h>
      <text:p text:style-name="P8">SDCC: <text:a xlink:type="simple" xlink:href="https://sdcc.sourceforge.net/doc/sdccman.pdf" text:style-name="Internet_20_link" text:visited-style-name="Visited_20_Internet_20_Link">https://sdcc.sourceforge.net/doc/sdccman.pdf</text:a></text:p>
      <text:p text:style-name="P12">English versions of MCU technical reference manuals:</text:p>
      <text:p text:style-name="P9"><text:a xlink:type="simple" xlink:href="http://www.stcmcudata.com/STC8F-datasheet/STC8H-en.pdf" text:style-name="Internet_20_link" text:visited-style-name="Visited_20_Internet_20_Link">http://www.stcmcudata.com/STC8F-datasheet/STC8H-en.pdf</text:a></text:p>
      <text:p text:style-name="P9"><text:a xlink:type="simple" xlink:href="http://www.stcmcudata.com/STC8F-datasheet/STC8G-en.pdf" text:style-name="Internet_20_link" text:visited-style-name="Visited_20_Internet_20_Link">http://www.stcmcudata.com/STC8F-datasheet/STC8G-en.pdf</text:a></text:p>
      <text:p text:style-name="P9"><text:a xlink:type="simple" xlink:href="http://www.stcmcudata.com/STC8F-datasheet/STC8A-STC8F-en.pdf" text:style-name="Internet_20_link" text:visited-style-name="Visited_20_Internet_20_Link">http://www.stcmcudata.com/STC8F-datasheet/STC8A-STC8F-en.pdf</text:a></text:p>
      <text:p text:style-name="P9"><text:a xlink:type="simple" xlink:href="http://www.stcmcudata.com/datasheet/stc/stc-ad-pdf/STC15-english.pdf" text:style-name="Internet_20_link" text:visited-style-name="Visited_20_Internet_20_Link">http://www.stcmcudata.com/datasheet/stc/stc-ad-pdf/STC15-english.pdf</text:a></text:p>
      <text:p text:style-name="P11"><text:a xlink:type="simple" xlink:href="http://www.stcmcudata.com/datasheet/stc/stc-ad-pdf/STC12C5A60S2-english.pdf" text:style-name="Internet_20_link" text:visited-style-name="Visited_20_Internet_20_Link">http://www.stcmcudata.com/datasheet/stc/stc-ad-pdf/STC12C5A60S2-english.pdf</text:a></text:p>
      <text:p text:style-name="P12">Chinese versions of MCU technical reference manuals:</text:p>
      <text:p text:style-name="P9"><text:a xlink:type="simple" xlink:href="http://www.stcmcudata.com/STC8F-datasheet/STC8H.pdf" text:style-name="Internet_20_link" text:visited-style-name="Visited_20_Internet_20_Link">http://www.stcmcudata.com/STC8F-datasheet/STC8H.pdf</text:a></text:p>
      <text:p text:style-name="P9"><text:a xlink:type="simple" xlink:href="http://www.stcmcudata.com/STC8F-datasheet/STC8G.pdf" text:style-name="Internet_20_link" text:visited-style-name="Visited_20_Internet_20_Link">http://www.stcmcudata.com/STC8F-datasheet/STC8G.pdf</text:a></text:p>
      <text:p text:style-name="P9"><text:a xlink:type="simple" xlink:href="http://www.stcmcudata.com/STC8F-datasheet/STC8A-STC8F.pdf" text:style-name="Internet_20_link" text:visited-style-name="Visited_20_Internet_20_Link">http://www.stcmcudata.com/STC8F-datasheet/STC8A-STC8F.pdf</text:a></text:p>
      <text:p text:style-name="P9"><text:a xlink:type="simple" xlink:href="http://www.stcmcudata.com/datasheet/stc/stc-ad-pdf/STC15.pdf" text:style-name="Internet_20_link" text:visited-style-name="Visited_20_Internet_20_Link">http://www.stcmcudata.com/datasheet/stc/stc-ad-pdf/STC15.pdf</text:a></text:p>
      <text:p text:style-name="P11"><text:a xlink:type="simple" xlink:href="http://www.stcmcudata.com/datasheet/stc/stc-ad-pdf/STC12C5A60S2.pdf" text:style-name="Internet_20_link" text:visited-style-name="Visited_20_Internet_20_Link">http://www.stcmcudata.com/datasheet/stc/stc-ad-pdf/STC12C5A60S2.pdf</text:a></text:p>
      <text:p text:style-name="P12"><text:soft-page-break/>Chinese-only technical reference manual:</text:p>
      <text:p text:style-name="P11"><text:a xlink:type="simple" xlink:href="http://www.stcmcudata.com/STC8F-datasheet/STC8A8K64D4.pdf" text:style-name="Internet_20_link" text:visited-style-name="Visited_20_Internet_20_Link">http://www.stcmcudata.com/STC8F-datasheet/STC8A8K64D4.pdf</text:a></text:p>
      <text:p text:style-name="P12">You can check the following page for documentation updates:</text:p>
      <text:p text:style-name="P11"><text:a xlink:type="simple" xlink:href="http://www.stcmcudata.com/website-update.txt" text:style-name="Internet_20_link" text:visited-style-name="Visited_20_Internet_20_Link">http://www.stcmcudata.com/website-update.txt</text:a></text:p>
      <text:p text:style-name="P8">The <text:span text:style-name="T2">STC_documentation_tracking</text:span> folder in this repository contains useful information extracted from STC's documentation such as silicon errata and gap between Chinese and English documentation. It also includes <text:span text:style-name="T2">stc-updates.sh</text:span>, a shell script that automates the extraction of documentation updates and formats them in a consistent way.</text:p>
      <text:h text:style-name="P20" text:outline-level="3"><text:bookmark-start text:name="__RefHeading___Toc124_637429313"/>Where can I find code examples?<text:bookmark-end text:name="__RefHeading___Toc124_637429313"/></text:h>
      <text:p text:style-name="P14">STC's documentation includes a few code examples, both in C and assembly.</text:p>
      <text:p text:style-name="P14">You will also find a HAL providing a consistent access to STC's MCU features across the most recent series in this repository: <text:a xlink:type="simple" xlink:href="https://github.com/area-8051/uni-STC" text:style-name="Internet_20_link" text:visited-style-name="Visited_20_Internet_20_Link">https://github.com/area-8051/uni-STC</text:a>. The <text:span text:style-name="T2">demos</text:span> folder contains code examples for most of the functionalities.</text:p>
      <text:h text:style-name="P20" text:outline-level="3"><text:bookmark-start text:name="__RefHeading___Toc128_637429313"/>Where can I buy STC MCU?<text:bookmark-end text:name="__RefHeading___Toc128_637429313"/></text:h>
      <text:p text:style-name="P13">LCSC offers most STC MCU: <text:a xlink:type="simple" xlink:href="https://www.lcsc.com/products/Microcontroller-Units-MCUs-MPUs-SOCs_11329.html?keyword=STC8H" text:style-name="Internet_20_link" text:visited-style-name="Visited_20_Internet_20_Link">https://www.lcsc.com/products/Microcontroller-Units-MCUs-MPUs-SOCs_11329.html?keyword=STC8H</text:a></text:p>
      <text:p text:style-name="P12">AliExpress can also be used to source DIP package versions:</text:p>
      <text:p text:style-name="P10"><text:a xlink:type="simple" xlink:href="https://yourcee.aliexpress.com/store/group/ST-C/1089303_40000000348885.html" text:style-name="Internet_20_link" text:visited-style-name="Visited_20_Internet_20_Link">https://yourcee.aliexpress.com/store/group/ST-C/1089303_40000000348885.html</text:a></text:p>
      <text:p text:style-name="P11"><text:a xlink:type="simple" xlink:href="https://ec-buying.aliexpress.com/store/group/ST-C/1762106_40000000397978.html" text:style-name="Internet_20_link" text:visited-style-name="Visited_20_Internet_20_Link">https://ec-buying.aliexpress.com/store/group/ST-C/1762106_40000000397978.html</text:a></text:p>
      <text:p text:style-name="P8">For orders of CNY 3000 and above (around USD/EUR 450), or if you need parts not available from LCSC/AliExpress, you can also order directly from STC.</text:p>
      <text:p text:style-name="P8">Their up-to-date price list is available at: <text:a xlink:type="simple" xlink:href="http://www.stcmcudata.com/stc-mcu-select.txt" text:style-name="Internet_20_link" text:visited-style-name="Visited_20_Internet_20_Link">http://www.stcmcudata.com/stc-mcu-select.txt</text:a>. Being a text file, it will not display correctly in a browser, so it is better downloaded with a command such as:</text:p>
      <text:p text:style-name="P15">wget -q --remote-encoding=GB18030 http://www.stcmcudata.com/stc-mcu-select.txt</text:p>
      <text:h text:style-name="Heading_20_3" text:outline-level="3"><text:bookmark-start text:name="__RefHeading___Toc130_637429313"/>Why don't you cover STC32 MCU?<text:bookmark-end text:name="__RefHeading___Toc130_637429313"/></text:h>
      <text:p text:style-name="P8">The STC32F and STC32G are MCS-251 MCU, with a different programming model, which is not supported by SDCC, you have to pay to use Keil's C251 compiler.</text:p>
      <text:p text:style-name="P8">Furthermore, there is no point in using an STC32 when 32-bit RISC-V MCU are available at the same price point or even less. While there definitely are use cases for 8-bit MCS-51 MCU, I can't see any valid reason to use and STC32 and suffer from their archaic weirdness.</text:p>
      <text:p text:style-name="P2"><text:span text:style-name="T3">If you're interested </text:span><text:span text:style-name="T6">in</text:span><text:span text:style-name="T3"> RISC-V MCU, </text:span><text:span text:style-name="T5">s</text:span><text:span text:style-name="T3">ee the following document for more about </text:span><text:span text:style-name="T6">them</text:span><text:span text:style-name="T3">: </text:span><text:a xlink:type="simple" xlink:href="https://github.com/area-8051/Awesome_RISC-V/blob/master/RISC-V_MCU_development_boards.pdf" text:style-name="Internet_20_link" text:visited-style-name="Visited_20_Internet_20_Link"><text:span text:style-name="T4">https://github.com/area-8051/Awesome_RISC-V/blob/master/RISC-V_MCU_development_boards.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Mono" svg:font-family="'Noto Sans Mono'"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6T11:11:17.966827213</meta:creation-date>
    <dc:date>2023-08-17T14:42:03.816453123</dc:date>
    <meta:editing-duration>PT1H23M34S</meta:editing-duration>
    <meta:editing-cycles>7</meta:editing-cycles>
    <meta:generator>LibreOffice/7.5.5.2$Linux_X86_64 LibreOffice_project/50$Build-2</meta:generator>
    <meta:document-statistic meta:table-count="2" meta:image-count="0" meta:object-count="0" meta:page-count="3" meta:paragraph-count="102" meta:word-count="707" meta:character-count="5459" meta:non-whitespace-character-count="4860"/>
  </office:meta>
</office:document-meta>
</file>